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INVERSIONES AVES JACCS S.R.L.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558075075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7534718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DEBE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LUISA CASTRO CACERES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966396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PAXI HUANACO, CECILIA GANDHI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2712005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4/08/2021 </text:span><text:span text:style-name="T5"><text:s/></text:span></text:p>
          </table:table-cell>
          <table:table-cell table:style-name="Tabla1.C3" office:value-type="string">
            <text:p text:style-name="P5"><text:span text:style-name="T7">D.I.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3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4 - Trans. Aer. Caja Gallinas Ponedoras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6</text:p>
          </table:table-cell>
          <table:table-cell table:style-name="Tableau1.D2" office:value-type="string">
            <text:p text:style-name="P13">24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4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GALLINAS ROJAS</text:p>
          </table:table-cell>
          <table:table-cell table:style-name="Tabla3.A2" office:value-type="string">
            <text:p text:style-name="P21">6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46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3T21:54:44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